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weight="bold" style:font-weight-asian="bold" style:font-weight-complex="bold"/>
    </style:style>
    <style:style style:name="P4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weight="bold" style:font-weight-asian="bold" style:font-weight-complex="bold"/>
    </style:style>
    <style:style style:name="P6" style:family="paragraph" style:parent-style-name="Heading_20_2">
      <style:paragraph-properties fo:line-height="115%" fo:text-align="justify" style:justify-single-word="false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neTwo</text:p>
      <text:p text:style-name="P2"/>
      <text:p text:style-name="P1">Znowu CMC, tym razem w westernowej aranżacji, która jest największym plusem epizodu. Klaczki wracają na średni poziom, do którego nas przyzwyczaiły. Nie jest to odcinek zły, jednak nie wytrzymuje on porównania z poprzednimi perełkami. Dostaliśmy przewidywalną fabułę i dużego konia. Trouble Shoes jest przeciętną postacią, a sam końcowy morał nie przypadł mi mocno do gustu. Obejrzeć można, jednak więcej tutaj nie zajrzę.</text:p>
      <text:p text:style-name="P1"/>
      <text:p text:style-name="P1"><text:span text:style-name="T1">Dolar84</text:span></text:p>
      <text:p text:style-name="P3"/>
      <text:p text:style-name="P1">Z przyjemnością zauważam, iż choć sezon na razie prezentuje wysoką zawartość CMC, to można się nieźle bawić, oglądając ich przygody w kolejnym odcinku. Dodajmy do tego westernową otoczkę z takimi smaczkami jak stroje, akcenty, no i oczywiście tłum z widłami i pochodniami i jest jeszcze lepiej. A jeżeli doliczymy do tego kolegę zwanego Trouble Shoes… cóż, muszę powiedzieć, iż miło zobaczyć, że oprócz kuców w Equestrii można znaleźć też konie – dotychczas w końcu pojawiły się tylko jako dostojnicy z innego kraju lub prowincji (z tego, co pamiętam, ich ojczyzną była Saddle Arabia). Tutaj zaś proszę bardzo – rodzimy i zabawny w swoim przygnębieniu mieszkaniec państwa Królewskich Sióstr. Muszę powiedzieć, iż bardzo mocno skojarzył mi się z depresyjnym robotem występującym w „Autostopem przez Galaktykę”. Może ten odcinek nie był jakiś rewelacyjny, ale z całą pewnością jeszcze kiedyś chętnie go obejrzę, by ponownie usłyszeć wypowiadane totalnie zrezygnowanym tonem „figures!”. Beczka śmiechu, mocium klaunie!</text:p>
      <text:p text:style-name="P1"/>
      <text:h text:style-name="P6" text:outline-level="10"><text:bookmark text:name="h.ivpveb33ry6t"/>Cahan</text:h>
      <text:p text:style-name="P1">I znowu Zdobywcy Uroczej Atrofii Mózgu w natarciu! Powiem jedno – w życiu nie dałabym się wrobić w opiekę nad tymi trzema nieposłusznymi, naiwnymi i nieodpowiedzialnymi smarkulami. Ale odcinek całkiem niezły, więc przejdźmy do konkretów. Jest sobie tajemniczy złoczyńca, zwany Trouble Shoes. Przewraca bele siana i sabotuje rodea. Pewnie też depcze kwiatki i psuje mleko. Pełen mrok. AJ ćwiczy do zawodów w układaniu kostek słomy, a nasze małe paskudy postanawiają ująć kryminalistę. Nie no, to bardzo rozsądne z ich strony, bo gdyby Trouble Shoes okazał się być pedofilem mordercą, to cała akcja potoczyłaby się nieco inaczej. Na ich szczęście to tylko zwykły, niezdarny pechowiec i koń zimnokrwisty nadzwyczaj potężnych gabarytów. Jego pech jest tak wielki, że Edd Cierpiętnik z Gry o Tron może się schować. Nawet ma z nim związany znaczek. Zostaje złapany, CMC go uwalniają i pomagają mu robić z siebie debila. Sprawa się wyjaśnia, wszyscy szczęśliwi, koniec. Ale chociaż Sweetie używa swej magii bez większego problemu.</text:p>
      <text:p text:style-name="P1"/>
      <text:p text:style-name="P3">SPIDIvonMARDER</text:p>
      <text:p text:style-name="P1">Szczerze mówiąc, odcinek nie porywał, choć nowa postać jest arcyciekawa i daje do myślenia. Było miło, choć boleśnie nielogicznie. Mimo to odcinek mi się po prostu podobał. Teraz czas na rozkminy, ile jest konia w kucyku…</text:p>
      <text:p text:style-name="P1"/>
      <text:p text:style-name="P3">aTOM</text:p>
      <text:p text:style-name="P1"><text:soft-page-break/>Chwaliłem dość mocno poprzedni odcinek z grupą Czarnobyl Majstruje Cuda, ale widzę, że twórcy nie dadzą mi ich jednak polubić. Nie dość że banda znowu jest w pełni sobą i wpada na durny pomysł wyruszenia w las w poszukiwaniu sabotażysty, to jeszcze wszystko osadzono w klimatach westernowych, za którymi średnio przepadam. Na plus – w końcu pojawił się prawdziwy kuń, w dodatku niemałych gabarytów (Big Mac może czuć się zagrożony). Właściwie wszystko, co trzeba napisali moi poprzednicy, więc ja się tylko zapytam – kiedy zobaczymy znowu motyw z mapą przyjaźni?! Czyżby została ona tak dziarsko zaprezentowana tylko po to, aby wróciła dopiero pod koniec sezonu? Shame on you, show creators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Windows_x86 LibreOffice_project/edfb5295ba211bd31ad47d0bad0118690f76407d</meta:generator>
    <dc:title/>
    <meta:initial-creator/>
    <meta:editing-cycles>2</meta:editing-cycles>
    <dc:date>2015-05-12T02:37:20.963000000</dc:date>
    <meta:editing-duration>PT1H3M5S</meta:editing-duration>
    <meta:document-statistic meta:table-count="0" meta:image-count="0" meta:object-count="0" meta:page-count="2" meta:paragraph-count="10" meta:word-count="518" meta:character-count="3410" meta:non-whitespace-character-count="2897"/>
  </office:meta>
</office:document-meta>
</file>